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.90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2.905cm" svg:y="1.9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25cm" svg:height="1.27cm" svg:x="9.89cm" svg:y="20.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4.41cm">
          <text:p text:style-name="P2"><text:tab/><text:tab/>Overvie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6.01cm">
          <text:p text:style-name="P2"><text:tab/><text:tab/>Devi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6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7.71cm">
          <text:p text:style-name="P2"><text:tab/><text:tab/>CP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7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9.41cm">
          <text:p text:style-name="P2"><text:tab/><text:tab/>RA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9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11.11cm">
          <text:p text:style-name="P2"><text:tab/><text:tab/>Stor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11.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4.41cm">
          <text:p text:style-name="P2"><text:tab/><text:tab/>Overvie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4.41cm">
          <text:p text:style-name="P2"><text:tab/><text:tab/>Overvie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4.41cm">
          <text:p text:style-name="P2"><text:tab/><text:tab/>Overvie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4.41cm">
          <text:p text:style-name="P2"><text:tab/><text:tab/>Overvie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12.81cm">
          <text:p text:style-name="P2"><text:tab/><text:tab/>Displa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12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16.01cm">
          <text:p text:style-name="P2"><text:tab/><text:tab/>Softwa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16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17.61cm">
          <text:p text:style-name="P2"><text:tab/><text:tab/>Connection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1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14.41cm">
          <text:p text:style-name="P2"><text:tab/><text:tab/>Senso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14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2cm" svg:height="1.34cm" svg:x="1.47cm" svg:y="19.11cm">
          <text:p text:style-name="P2"><text:tab/><text:tab/>Extra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.57cm" svg:y="19.1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9.525cm" svg:height="15.875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25cm" svg:height="1.27cm" svg:x="3.54cm" svg:y="18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2.54cm" svg:x="3.54cm" svg:y="3.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ob </meta:initial-creator>
    <meta:creation-date>2012-03-01T17:15:51</meta:creation-date>
    <dc:date>2012-03-02T15:14:00</dc:date>
    <dc:creator>Jacob </dc:creator>
    <meta:editing-duration>PT00H00M16S</meta:editing-duration>
    <meta:editing-cycles>1</meta:editing-cycles>
    <meta:document-statistic meta:object-count="35"/>
    <meta:generator>OpenOffice.org/3.2$Unix OpenOffice.org_project/320m12$Build-9483</meta:generator>
  </office:meta>
</office:document-meta>
</file>